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C00000355C6FBC9A46A445975.png" manifest:media-type="image/png"/>
  <manifest:file-entry manifest:full-path="Pictures/1000000000000767000003B94EA86F72A98EF501.png" manifest:media-type="image/png"/>
  <manifest:file-entry manifest:full-path="Pictures/100000000000073B000003818F6C68D4A0426F93.png" manifest:media-type="image/png"/>
  <manifest:file-entry manifest:full-path="Pictures/100000000000043A000003B6C57B347846F8A625.png" manifest:media-type="image/png"/>
  <manifest:file-entry manifest:full-path="Pictures/10000000000006F7000002E6776225EB2363AEB1.png" manifest:media-type="image/png"/>
  <manifest:file-entry manifest:full-path="Pictures/10000000000006D50000021ACF93B46A6A985AE3.png" manifest:media-type="image/png"/>
  <manifest:file-entry manifest:full-path="Pictures/1000000000000736000003DEF4996129492508E9.png" manifest:media-type="image/png"/>
  <manifest:file-entry manifest:full-path="Pictures/10000000000004B8000000B50ABD625827E247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2.845cm" svg:x="1cm" svg:y="1.405cm">
          <draw:image xlink:href="Pictures/10000000000004B8000000B50ABD625827E247D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188cm" svg:x="2cm" svg:y="9.812cm">
          <draw:image xlink:href="Pictures/1000000000000736000003DEF4996129492508E9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8.999cm" svg:height="5.843cm" svg:x="1.105cm" svg:y="3.693cm">
          <draw:image xlink:href="Pictures/10000000000006D50000021ACF93B46A6A985AE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7.905cm" svg:x="1.251cm" svg:y="11.095cm">
          <draw:image xlink:href="Pictures/10000000000006F7000002E6776225EB2363AEB1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13.147cm" svg:height="11.542cm" svg:x="4.25cm" svg:y="1.958cm">
          <draw:image xlink:href="Pictures/100000000000043A000003B6C57B347846F8A625.png" xlink:type="simple" xlink:show="embed" xlink:actuate="onLoad" draw:mime-type="image/png">
            <text:p/>
          </draw:image>
        </draw:frame>
        <draw:frame draw:style-name="gr1" draw:text-style-name="P1" draw:layer="layout" svg:width="18.499cm" svg:height="8.964cm" svg:x="1.3cm" svg:y="14.036cm">
          <draw:image xlink:href="Pictures/100000000000073B000003818F6C68D4A0426F93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" draw:text-style-name="P1" draw:layer="layout" svg:width="18.247cm" svg:height="9.181cm" svg:x="1.25cm" svg:y="1.569cm">
          <draw:image xlink:href="Pictures/1000000000000767000003B94EA86F72A98EF501.png" xlink:type="simple" xlink:show="embed" xlink:actuate="onLoad" draw:mime-type="image/png">
            <text:p/>
          </draw:image>
        </draw:frame>
        <draw:frame draw:style-name="gr1" draw:text-style-name="P1" draw:layer="layout" svg:width="15.705cm" svg:height="11.201cm" svg:x="1.795cm" svg:y="14.549cm">
          <draw:image xlink:href="Pictures/10000000000004AC00000355C6FBC9A46A44597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30T15:32:28.117194469</meta:creation-date>
    <dc:date>2024-06-03T19:55:40.045761114</dc:date>
    <meta:editing-duration>P3DT2H24M33S</meta:editing-duration>
    <meta:editing-cycles>1</meta:editing-cycles>
    <meta:document-statistic meta:object-count="8"/>
    <meta:generator>LibreOffice/7.3.7.2$Linux_X86_64 LibreOffice_project/30$Build-2</meta:generator>
  </office:meta>
</office:document-meta>
</file>